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5.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cm" svg:height="3cm" svg:x="5.7cm" svg:y="3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3cm" svg:x="11.3cm" svg:y="3.1cm">
          <text:p text:style-name="P1">f2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cm" svg:height="1.1cm" svg:x="3.1cm" svg:y="4.3cm">
          <draw:text-box>
            <text:p>f = </text:p>
          </draw:text-box>
        </draw:frame>
        <draw:frame draw:style-name="gr3" draw:text-style-name="P2" draw:layer="layout" svg:width="10.7cm" svg:height="0.962cm" svg:x="6.1cm" svg:y="2.138cm">
          <draw:text-box>
            <text:p>Tête<text:tab/><text:tab/><text:tab/><text:tab/>Queue </text:p>
          </draw:text-box>
        </draw:frame>
        <draw:custom-shape draw:style-name="gr1" draw:text-style-name="P1" draw:layer="layout" svg:width="5.6cm" svg:height="3cm" svg:x="5.7cm" svg:y="7.66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3cm" svg:x="11.3cm" svg:y="7.662cm">
          <text:p text:style-name="P1">f3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cm" svg:height="1.1cm" svg:x="3.1cm" svg:y="8.862cm">
          <draw:text-box>
            <text:p>f2 = </text:p>
          </draw:text-box>
        </draw:frame>
        <draw:frame draw:style-name="gr3" draw:text-style-name="P2" draw:layer="layout" svg:width="10.7cm" svg:height="0.962cm" svg:x="6.1cm" svg:y="6.7cm">
          <draw:text-box>
            <text:p>Tête<text:tab/><text:tab/><text:tab/><text:tab/>Queue </text:p>
          </draw:text-box>
        </draw:frame>
        <draw:custom-shape draw:style-name="gr1" draw:text-style-name="P1" draw:layer="layout" svg:width="5.6cm" svg:height="3cm" svg:x="5.7cm" svg:y="12.2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3cm" svg:x="11.3cm" svg:y="12.262cm">
          <text:p text:style-name="P1">Non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cm" svg:height="1.1cm" svg:x="3.1cm" svg:y="13.462cm">
          <draw:text-box>
            <text:p>f3 = </text:p>
          </draw:text-box>
        </draw:frame>
        <draw:frame draw:style-name="gr3" draw:text-style-name="P2" draw:layer="layout" svg:width="10.7cm" svg:height="0.962cm" svg:x="6.1cm" svg:y="11.3cm">
          <draw:text-box>
            <text:p>Tête<text:tab/><text:tab/><text:tab/><text:tab/>Queue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09:04.317425559</meta:creation-date>
    <dc:date>2021-01-19T11:12:38.229370395</dc:date>
    <meta:editing-duration>PT3M34S</meta:editing-duration>
    <meta:editing-cycles>1</meta:editing-cycles>
    <meta:document-statistic meta:object-count="12"/>
    <meta:generator>LibreOffice/6.4.6.2$Linux_X86_64 LibreOffice_project/40$Build-2</meta:generator>
  </office:meta>
</office:document-meta>
</file>